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100000201C2D3F2A5955EE191.jpg" manifest:media-type="image/jpeg"/>
  <manifest:file-entry manifest:full-path="Pictures/1000000000000200000001E5876B0374E5A5F63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bitmap" draw:gradient-step-count="0" draw:fill-image-name="Little_20_Clouds" draw:fill-image-width="0in" draw:fill-image-height="0in" style:repeat="repeat" draw:fill-image-ref-point-x="0%" draw:fill-image-ref-point-y="0%" draw:fill-image-ref-point="center" draw:tile-repeat-offset="0% vertical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gr1" style:family="graphic">
      <style:graphic-properties draw:fill="bitmap" draw:gradient-step-count="0" draw:fill-image-name="Little_20_Clouds" draw:fill-image-width="0in" draw:fill-image-height="0in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4.0752in" fo:min-width="4.7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draw:text-style-name="P1" svg:width="7.563in" svg:height="6.4795in" svg:x="-0.439in" svg:y="0.1193in"><text:p><text:span text:style-name="T1">Questions </text:span></text:p><text:p><text:span text:style-name="T1"><text:s text:c="2"/></text:span><text:span text:style-name="T1">Answer</text:span></text:p><text:p><text:span text:style-name="T1"><text:s text:c="3"/></text:span><text:span text:style-name="T1">session 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fill-image draw:name="Lawn" xlink:href="Pictures/1000000000000200000001E5876B0374E5A5F630.jp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fill="bitmap" draw:fill-gradient-name="Pastel_20_Dream" draw:gradient-step-count="0" draw:fill-image-name="Lawn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1E5876B0374E5A5F630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4:28:53.345073791</meta:creation-date>
    <dc:date>2021-04-30T14:43:49.848143931</dc:date>
    <meta:editing-duration>PT4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